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ec93" officeooo:paragraph-rsid="0007ec93"/>
    </style:style>
    <style:style style:name="P2" style:family="paragraph" style:parent-style-name="Standard">
      <style:text-properties officeooo:rsid="00087285" officeooo:paragraph-rsid="000872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Task 1: Plan &amp; Explore </text:p>
      <text:p text:style-name="P1">Define questions for the project and familiarize with the data </text:p>
      <text:p text:style-name="P1"/>
      <text:p text:style-name="P1">Context: CRIME data in Chicargo; Utilize analytics to learn about crome TRENDS and imporve public safety.</text:p>
      <text:p text:style-name="P1"/>
      <text:p text:style-name="P1">Goal: You need to provide the PD with a database to manage and analyze the crime data that will capture their needs.</text:p>
      <text:p text:style-name="P1">Additionally you are to perfrom EDA</text:p>
      <text:p text:style-name="P1"/>
      <text:p text:style-name="P1">Main areads of interest:</text:p>
      <text:p text:style-name="P1">I) crime trensd in relations to quantitiy, type fo crimes and arrests</text:p>
      <text:p text:style-name="P1">II) how much crime tends o vary in time, over periods of the year or years</text:p>
      <text:p text:style-name="P1">III) how such crime trends vary by location and/or type or locations</text:p>
      <text:p text:style-name="P2">IIII) how much crime trands vary per police units and districs </text:p>
      <text:p text:style-name="P2"/>
      <text:p text:style-name="P2"/>
      <text:p text:style-name="P2">You have to select and decide what kind of questions to priorizie; create a db that allows you to answer these question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1:19:15.267813588</meta:creation-date>
    <meta:generator>LibreOffice/7.3.4.2$Linux_X86_64 LibreOffice_project/30$Build-2</meta:generator>
    <dc:date>2022-09-02T18:47:41.367896961</dc:date>
    <meta:editing-duration>PT10M46S</meta:editing-duration>
    <meta:editing-cycles>3</meta:editing-cycles>
    <meta:document-statistic meta:table-count="0" meta:image-count="0" meta:object-count="0" meta:page-count="1" meta:paragraph-count="11" meta:word-count="137" meta:character-count="763" meta:non-whitespace-character-count="633"/>
  </office:meta>
</office:document-meta>
</file>